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svg:font-family="Times, 'Times New Roma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Heading_20_3" style:master-page-name="">
      <style:paragraph-properties fo:break-before="page"/>
    </style:style>
    <style:style style:name="T1" style:family="text">
      <style:text-properties fo:font-style="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UBLIC DOCUMENTATION LICENSE</text:h>
      <text:h text:style-name="Heading_20_2" text:outline-level="2">Version 1.0 </text:h>
      <text:h text:style-name="Heading_20_3" text:outline-level="3">1.0 DEFINITIONS.</text:h>
      <text:p text:style-name="Table_20_Contents"><text:span text:style-name="Strong_20_Emphasis">1.1. "Commercial Use"</text:span> means distribution or otherwise making the Documentation available to a third party. </text:p>
      <text:p text:style-name="Table_20_Contents"><text:span text:style-name="Strong_20_Emphasis">1.2. "Contributor"</text:span> means a person or entity who creates or contributes to the creation of Modifications. </text:p>
      <text:p text:style-name="Table_20_Contents"><text:span text:style-name="Strong_20_Emphasis">1.3. "Documentation"</text:span> means the Original Documentation or Modifications or the combination of the Original Documentation and Modifications, in each case including portions thereof.</text:p>
      <text:p text:style-name="Table_20_Contents"><text:span text:style-name="Strong_20_Emphasis">1.4. "Electronic Distribution Mechanism</text:span>" means a mechanism generally accepted for the electronic transfer of data. </text:p>
      <text:p text:style-name="Table_20_Contents"><text:span text:style-name="Strong_20_Emphasis">1.5. "Initial Writer"</text:span> means the individual or entity identified as the Initial Writer in the notice required by the <text:span text:style-name="Strong_20_Emphasis">Appendix</text:span>. </text:p>
      <text:p text:style-name="Table_20_Contents"><text:span text:style-name="Strong_20_Emphasis">1.6. "Larger Work"</text:span> means a work which combines Documentation or portions thereof with documentation or other writings not governed by the terms of this License. </text:p>
      <text:p text:style-name="Table_20_Contents"><text:span text:style-name="Strong_20_Emphasis">1.7. "License" </text:span>means this document. </text:p>
      <text:p text:style-name="Table_20_Contents"><text:span text:style-name="Strong_20_Emphasis">1.8. "Modifications"</text:span>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Corps_20_de_20_texte.subp"><text:span text:style-name="Strong_20_Emphasis">A</text:span>. Any addition to or deletion from the contents of the Original Documentation or previous Modifications. </text:p>
      <text:p text:style-name="Corps_20_de_20_texte.subp"><text:span text:style-name="Strong_20_Emphasis">B.</text:span> Any new documentation that contains any part of the Original Documentation or previous Modifications. </text:p>
      <text:p text:style-name="Table_20_Contents"><text:span text:style-name="Strong_20_Emphasis">1.9. "Original Documentation"</text:span> means documentation described as Original Documentation in the notice required by the <text:span text:style-name="Strong_20_Emphasis">Appendix</text:span>, and which, at the time of its release under this License is not already Documentation governed by this License. </text:p>
      <text:p text:style-name="Table_20_Contents"><text:span text:style-name="Strong_20_Emphasis">1.10. "Editable Form"</text:span> means the preferred form of the Documentation for making Modifications to it. The Documentation can be in an electronic, compressed or archival form, provided the appropriate decompression or de-archiving software is widely available for no charge. </text:p>
      <text:p text:style-name="Table_20_Contents"><text:span text:style-name="Strong_20_Emphasis">1.11. "You" (or "Your")</text:span>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Heading_20_3" text:outline-level="3">2.0 LICENSE GRANTS.</text:h>
      <text:h text:style-name="Heading_20_4" text:outline-level="4">2.1 Initial Writer Grant.</text:h>
      <text:p text:style-name="Table_20_Contents">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Table_20_Contents">The license rights granted in this Section 2.1 ("Initial Writer Grant") are effective on the date Initial Writer first distributes Original Documentation under the terms of this License. </text:p>
      <text:h text:style-name="Heading_20_4" text:outline-level="4">2.2. Contributor Grant.</text:h>
      <text:p text:style-name="Table_20_Contents">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Table_20_Contents">The license rights granted in this Section 2.2 ("Contributor Grant") are effective on the date Contributor first makes Commercial Use of the Documentation. </text:p>
      <text:h text:style-name="Heading_20_3" text:outline-level="3">3.0 DISTRIBUTION OBLIGATIONS</text:h>
      <text:h text:style-name="Heading_20_4" text:outline-level="4">3.1. Application of License</text:h>
      <text:p text:style-name="Table_20_Contents">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h text:style-name="Heading_20_3" text:outline-level="3">3.2. Availability of Documentation.</text:h>
      <text:p text:style-name="Table_20_Contents">Any Modification which You create or to which You contribute must be made available publicly in Editable Form under the terms of this License via a fixed medium or an accepted Electronic Distribution Mechanism. </text:p>
      <text:h text:style-name="Heading_20_4" text:outline-level="4">3.3. Description of Modifications.</text:h>
      <text:p text:style-name="Table_20_Contents">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h text:style-name="Heading_20_4" text:outline-level="4">3.4. Intellectual Property Matters.</text:h>
      <text:p text:style-name="Table_20_Contents">Contributor represents that Contributor believes that Contributor's Modifications are Contributor's original creation(s) and/or Contributor has sufficient rights to grant the rights conveyed by this License.</text:p>
      <text:h text:style-name="Heading_20_4" text:outline-level="4">3.5. Required Notices.</text:h>
      <text:p text:style-name="Table_20_Contents">You must duplicate the notice in the <text:span text:style-name="Strong_20_Emphasis">Appendix</text:span>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text:span text:style-name="Strong_20_Emphasis">Appendix</text:span>. </text:p>
      <text:p text:style-name="Table_20_Contents">You must also duplicate this License in any Documentation file (or with a hyperlink in each file of the Documentation) where You describe recipients' rights or ownership rights. </text:p>
      <text:p text:style-name="Table_20_Contents">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h text:style-name="Heading_20_4" text:outline-level="4">3.6. Larger Works.</text:h>
      <text:p text:style-name="Table_20_Contents">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h text:style-name="Heading_20_3" text:outline-level="3">4.0 APPLICATION OF THIS LICENSE. </text:h>
      <text:p text:style-name="Table_20_Contents">This License applies to Documentation to which the Initial Writer has attached this License and the notice in the <text:span text:style-name="Strong_20_Emphasis">Appendix</text:span>.</text:p>
      <text:h text:style-name="Heading_20_3" text:outline-level="3">5.0 VERSIONS OF THE LICENSE. </text:h>
      <text:h text:style-name="Heading_20_4" text:outline-level="4">5.1. New Versions.</text:h>
      <text:p text:style-name="Table_20_Contents">Initial Writer may publish revised and/or new versions of the License from time to time. Each version will be given a distinguishing version number. </text:p>
      <text:h text:style-name="Heading_20_4" text:outline-level="4">5.2. Effect of New Versions.</text:h>
      <text:p text:style-name="Table_20_Contents">Once Documentation has been published under a particular version of the License, You may always continue to use it under the terms of that version. You may also choose to use such Documentation under the terms of any subsequent version of the License published by __________________<text:span text:style-name="T1">[Insert name of the foundation, company, Initial Writer, or whoever may modify this License]</text:span>. No one other than _________________ <text:span text:style-name="T1">[Insert name of the foundation, company, Initial Writer, or whoever may modify this License] </text:span>has the right to modify the terms of this License. Filling in the name of the Initial Writer, Original Documentation or Contributor in the notice described in the<text:span text:style-name="Strong_20_Emphasis"> Appendix</text:span> shall not be deemed to be Modifications of this License.</text:p>
      <text:h text:style-name="Heading_20_3" text:outline-level="3">6.0 DISCLAIMER OF WARRANTY. </text:h>
      <text:p text:style-name="Table_20_Contents">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h text:style-name="Heading_20_3" text:outline-level="3">7.0 TERMINATION. </text:h>
      <text:p text:style-name="Table_20_Contents">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h text:style-name="Heading_20_3" text:outline-level="3">8.0 LIMITATION OF LIABILITY.</text:h>
      <text:p text:style-name="Table_20_Contents">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h text:style-name="Heading_20_3" text:outline-level="3">9.0 U.S. GOVERNMENT END USERS.</text:h>
      <text:p text:style-name="Table_20_Contents">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h text:style-name="Heading_20_3" text:outline-level="3">10.0 MISCELLANEOUS. </text:h>
      <text:p text:style-name="Table_20_Contents">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P1" text:outline-level="3">Appendix</text:h>
      <text:h text:style-name="Heading_20_4" text:outline-level="4">Public Documentation License Notice </text:h>
      <text:p text:style-name="Table_20_Contents">The contents of this Documentation are subject to the Public Documentation License Version 1.0 (the "License"); you may only use this Documentation if you comply with the terms of this License. A copy of the License is available at __________________<text:span text:style-name="T1">[Insert hyperlink]</text:span>. </text:p>
      <text:p text:style-name="Table_20_Contents">The Original Documentation is _________________. The Initial Writer of the Original Documentation is ___________ Copyright (C)_________<text:span text:style-name="T1">[Insert year(s)].</text:span> All Rights Reserved. (Initial Writer contact(s):________________<text:span text:style-name="T1">[Insert hyperlink/alias]</text:span>).</text:p>
      <text:p text:style-name="Table_20_Contents">Contributor(s): ______________________________________. </text:p>
      <text:p text:style-name="Table_20_Contents">Portions created by ______ are Copyright (C)_________<text:span text:style-name="T1">[Insert year(s)]</text:span>. All Rights Reserved. (Contributor contact(s):________________<text:span text:style-name="T1">[Insert hyperlink/alias]</text:span>).</text:p>
      <text:p text:style-name="Table_20_Contents"><text:span text:style-name="Strong_20_Emphasis">NOTE</text:span>: The text of this <text:span text:style-name="Strong_20_Emphasis">Appendix</text:span> may differ slightly from the text of the notices in the files of the Original Documentation. You should use the text of this <text:span text:style-name="Strong_20_Emphasis">Appendix</text:span>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svg:font-family="Times, 'Times New Roma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color="#000080" style:font-name="Times" fo:font-size="24pt" fo:font-weight="bold" style:font-name-asian="Times" style:font-size-asian="24pt" style:font-weight-asian="bold" style:font-name-complex="Times" style:font-size-complex="24pt"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color="#000080" style:font-name="Times" fo:font-size="18pt" fo:font-weight="bold" style:font-name-asian="Times" style:font-size-asian="18pt" style:font-weight-asian="bold" style:font-name-complex="Times" style:font-size-complex="18pt"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fo:color="#000080" style:font-name="Times" fo:font-size="14pt" fo:font-weight="bold" style:font-name-asian="Times" style:font-size-asian="14pt" style:font-weight-asian="bold" style:font-name-complex="Times"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font-name="Times" fo:font-size="12pt" fo:font-weight="bold" style:font-name-asian="Times" style:font-size-asian="12pt" style:font-weight-asian="bold" style:font-name-complex="Times"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text-properties style:font-name="Times" style:font-name-asian="Times" style:font-name-complex="Tim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rps_20_de_20_texte.subp" style:display-name="Corps de texte.subp" style:family="paragraph" style:parent-style-name="Table_20_Contents"/>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7-23T15:42:58</meta:creation-date>
    <dc:date>2007-07-22T12:32:04</dc:date>
    <dc:language>fr-FR</dc:languag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5" meta:paragraph-count="62" meta:word-count="2006" meta:character-count="13096"/>
  </office:meta>
</office:document-meta>
</file>